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6" style:family="table-row">
      <style:table-row-properties style:min-row-height="0.295cm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35cm 0.009cm" fo:padding="0.035cm" fo:border="1.5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3" style:family="paragraph" style:parent-style-name="Standard">
      <style:text-properties officeooo:paragraph-rsid="00147beb"/>
    </style:style>
    <style:style style:name="P14" style:family="paragraph" style:parent-style-name="Standard">
      <style:text-properties style:font-name="Verdana" fo:font-size="10pt" officeooo:rsid="0014a3ba" officeooo:paragraph-rsid="0014a3ba" style:font-size-asian="10pt" style:font-size-complex="10pt"/>
    </style:style>
    <style:style style:name="P15" style:family="paragraph" style:parent-style-name="Standard">
      <style:text-properties style:font-name="Verdana" fo:font-size="10pt" fo:font-weight="bold" officeooo:paragraph-rsid="0014a3ba" style:font-size-asian="10pt" style:font-weight-asian="bold" style:font-size-complex="10pt" style:font-weight-complex="bold"/>
    </style:style>
    <style:style style:name="P16" style:family="paragraph" style:parent-style-name="Heading_20_1">
      <style:text-properties style:font-name="Verdana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officeooo:rsid="001299dd" officeooo:paragraph-rsid="001299dd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Verdana" fo:font-size="10pt" officeooo:rsid="001299dd" officeooo:paragraph-rsid="001299dd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Verdana" fo:font-size="10pt" officeooo:rsid="00147beb" officeooo:paragraph-rsid="00147beb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officeooo:rsid="00147beb" officeooo:paragraph-rsid="00147beb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6pt" officeooo:rsid="00147beb" style:font-size-asian="6pt" style:font-size-complex="6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0pt" officeooo:rsid="00147beb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14">Diego Dimaano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14">Feb 19, 2016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Watudu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5">Sprint Release Approved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F1" table:number-columns-spanned="2" office:value-type="string">
            <text:p text:style-name="P8">2</text:p>
          </table:table-cell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1">User: See events displayed in the homepage</text:p>
          </table:table-cell>
          <table:table-cell table:style-name="Table2.A2" office:value-type="string">
            <text:p text:style-name="P18">No</text:p>
          </table:table-cell>
          <table:table-cell table:style-name="Table2.C2" office:value-type="string">
            <text:p text:style-name="P19">One of the key UI components couldn't be accessed, installed, or utilized. </text:p>
          </table:table-cell>
        </table:table-row>
        <table:table-row>
          <table:table-cell table:style-name="Table2.A2" office:value-type="string">
            <text:p text:style-name="P11">System: Arrange the events for display in the Homepage</text:p>
          </table:table-cell>
          <table:table-cell table:style-name="Table2.A2" office:value-type="string">
            <text:p text:style-name="P18">No</text:p>
          </table:table-cell>
          <table:table-cell table:style-name="Table2.C2" office:value-type="string">
            <text:p text:style-name="P19">One of the key UI components couldn't be accessed, installed, or utilized.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Store the newly created account in the database</text:p>
          </table:table-cell>
          <table:table-cell table:style-name="Table2.A2" office:value-type="string">
            <text:p text:style-name="P18">Yes</text:p>
          </table:table-cell>
          <table:table-cell table:style-name="Table2.C2" office:value-type="string">
            <text:p text:style-name="P11"/>
          </table:table-cell>
        </table:table-row>
        <table:table-row table:style-name="Table2.6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Store the newly created event in the database</text:p>
          </table:table-cell>
          <table:table-cell table:style-name="Table2.A2" office:value-type="string">
            <text:p text:style-name="P18">Yes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User: Access and see own events</text:p>
          </table:table-cell>
          <table:table-cell table:style-name="Table2.A2" office:value-type="string">
            <text:p text:style-name="P21">Yes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System: Redirect user to a page where user can see his/her own events</text:p>
          </table:table-cell>
          <table:table-cell table:style-name="Table2.A2" office:value-type="string">
            <text:p text:style-name="P21">Yes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User: Access and see event details</text:p>
          </table:table-cell>
          <table:table-cell table:style-name="Table2.A2" office:value-type="string">
            <text:p text:style-name="P21">Yes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System: Redirect user to a page or modal where he/she can view event details</text:p>
          </table:table-cell>
          <table:table-cell table:style-name="Table2.A2" office:value-type="string">
            <text:p text:style-name="P21">Yes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User: Access and see event participants</text:p>
          </table:table-cell>
          <table:table-cell table:style-name="Table2.A2" office:value-type="string">
            <text:p text:style-name="P18">No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System: Redirect user to a page or modal where he/she can view event participants</text:p>
          </table:table-cell>
          <table:table-cell table:style-name="Table2.A2" office:value-type="string">
            <text:p text:style-name="P21">Yes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User: Access and see event subscribers</text:p>
          </table:table-cell>
          <table:table-cell table:style-name="Table2.A2" office:value-type="string">
            <text:p text:style-name="P18">No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System: Redirect user to a page or modal where he/she can view event subscribers</text:p>
          </table:table-cell>
          <table:table-cell table:style-name="Table2.A2" office:value-type="string">
            <text:p text:style-name="P18">No</text:p>
          </table:table-cell>
          <table:table-cell table:style-name="Table2.C2" office:value-type="string">
            <text:p text:style-name="P19"/>
          </table:table-cell>
        </table:table-row>
      </table:table>
      <text:p text:style-name="P7"/>
      <text:h text:style-name="P16" text:outline-level="1"><text:soft-page-break/>Reviewer’s Comments:<text:line-break/></text:h>
      <text:p text:style-name="P13"><text:span text:style-name="Default_20_Paragraph_20_Font"><text:span text:style-name="T4">Time may not have been too permissive since we were not able to meet with the client earli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35cm 0.009cm" fo:padding="0.035cm" fo:border="1.5pt double #000000" style:shadow="none"/>
    </style:style>
    <style:style style:name="MT1" style:family="text">
      <style:text-properties style:font-name="Verdana" fo:font-size="6pt" style:font-size-asian="6pt" style:font-size-complex="6pt"/>
    </style:style>
    <style:style style:name="MT2" style:family="text">
      <style:text-properties style:font-name="Verdana" fo:font-size="6pt" officeooo:rsid="00147beb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text:span text:style-name="Page_20_Number"><text:span text:style-name="MT2">me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meta:creation-date>2007-08-13T11:01:00Z</meta:creation-date>
    <dc:date>2016-02-19T10:49:39.423894377</dc:date>
    <meta:print-date>2006-07-28T14:33:00Z</meta:print-date>
    <meta:editing-cycles>21</meta:editing-cycles>
    <meta:editing-duration>PT3H32M22S</meta:editing-duration>
    <dc:creator>Diego Dimaano</dc:creator>
    <meta:document-statistic meta:table-count="2" meta:image-count="0" meta:object-count="0" meta:page-count="2" meta:paragraph-count="47" meta:word-count="238" meta:character-count="1374" meta:non-whitespace-character-count="1171"/>
    <meta:template xlink:type="simple" xlink:actuate="onRequest" xlink:title="" xlink:href="../../../../tmp/4.0%20General_Sprint_Review_Checklist.odt/Normal.dotm"/>
  </office:meta>
</office:document-meta>
</file>